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9000000846B50D0A929A3D3C3.png" manifest:media-type="image/png"/>
  <manifest:file-entry manifest:full-path="Pictures/10000201000002A0000002396F60D78CCF3B66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92ff" officeooo:paragraph-rsid="001a92ff"/>
    </style:style>
    <style:style style:name="P2" style:family="paragraph" style:parent-style-name="Standard">
      <style:paragraph-properties fo:text-align="end" style:justify-single-word="false"/>
      <style:text-properties officeooo:rsid="001a92ff" officeooo:paragraph-rsid="001a92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2" draw:name="Image1" text:anchor-type="paragraph" svg:width="17cm" svg:height="14.393cm" draw:z-index="0"><draw:image xlink:href="Pictures/10000201000002A0000002396F60D78CCF3B666F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2" text:anchor-type="paragraph" svg:width="15.055cm" svg:height="3.493cm" draw:z-index="1"><draw:image xlink:href="Pictures/1000020100000239000000846B50D0A929A3D3C3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17:11:21.371646160</meta:creation-date>
    <dc:date>2022-05-25T16:03:40.889529811</dc:date>
    <meta:editing-duration>PT2M29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